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>
      <style:text-properties officeooo:paragraph-rsid="00234b0b" fo:background-color="#fff200"/>
    </style:style>
    <style:style style:name="P5" style:family="paragraph" style:parent-style-name="Standard">
      <style:text-properties officeooo:paragraph-rsid="00234b0b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fff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ela@manuela:~/UNIVERSIDAD/tfg_teleco/mininet-wifi-master/examples$ sudo python meshAP.py </text:p>
      <text:p text:style-name="Standard">*** Creating nodes</text:p>
      <text:p text:style-name="Standard">*** Configuring wifi nodes</text:p>
      <text:p text:style-name="Standard">*** Connecting to wmediumd server /var/run/wmediumd.sock</text:p>
      <text:p text:style-name="Standard">*** Associating Stations</text:p>
      <text:p text:style-name="Standard">Associating sta1-wlan0 to ap1</text:p>
      <text:p text:style-name="Standard">Associating sta2-wlan0 to ap2</text:p>
      <text:p text:style-name="Standard">*** Starting network</text:p>
      <text:p text:style-name="Standard">*** Configuring nodes</text:p>
      <text:p text:style-name="Standard">*** Running CLI</text:p>
      <text:p text:style-name="Standard">*** Starting CLI:</text:p>
      <text:p text:style-name="Standard"/>
      <text:p text:style-name="Standard"/>
      <text:p text:style-name="Standard">mininet-wifi&gt; sh ovs-dpctl show</text:p>
      <text:p text:style-name="Standard">system@ovs-system:</text:p>
      <text:p text:style-name="Standard"><text:tab/>lookups: hit:25 missed:8 lost:0</text:p>
      <text:p text:style-name="Standard"><text:tab/>flows: 8</text:p>
      <text:p text:style-name="Standard"><text:tab/>masks: hit:40 total:2 hit/pkt:1.21</text:p>
      <text:p text:style-name="Standard"><text:tab/>port 0: ovs-system (internal)</text:p>
      <text:p text:style-name="Standard"><text:tab/>port 1: ap1-wlan2</text:p>
      <text:p text:style-name="Standard"><text:tab/>port 2: ap1-wlan1</text:p>
      <text:p text:style-name="Standard"><text:tab/>port 3: ap1-mp2</text:p>
      <text:p text:style-name="Standard"><text:tab/>port 4: ap1 (internal)</text:p>
      <text:p text:style-name="Standard"><text:tab/>port 5: ap2-wlan1</text:p>
      <text:p text:style-name="Standard"><text:tab/>port 6: ap2-wlan2</text:p>
      <text:p text:style-name="Standard"><text:tab/>port 7: ap2-mp2</text:p>
      <text:p text:style-name="Standard"><text:tab/>port 8: ap2 (internal)</text:p>
      <text:p text:style-name="Standard"/>
      <text:p text:style-name="Standard"/>
      <text:p text:style-name="Standard">mininet-wifi&gt; sh ovs-dpctl dump-flows</text:p>
      <text:p text:style-name="Standard">recirc_id(0),in_port(2),eth(),eth_type(0/0xffff), packets:0, bytes:0, used:never, actions:userspace(pid=2955558291,controller(reason=7,dont_send=0,continuation=0,recirc_id=105,rule_cookie=0,controller_id=0,max_len=65535))</text:p>
      <text:p text:style-name="Standard">recirc_id(0),in_port(3),eth(),eth_type(0/0xffff), packets:0, bytes:0, used:never, actions:userspace(pid=3230807231,controller(reason=7,dont_send=0,continuation=0,recirc_id=103,rule_cookie=0,controller_id=0,max_len=65535))</text:p>
      <text:p text:style-name="Standard">recirc_id(0),in_port(5),eth(),eth_type(0x86dd),ipv6(frag=no), packets:6, bytes:496, used:4.645s, actions:userspace(pid=2270135707,controller(reason=7,dont_send=0,continuation=0,recirc_id=106,rule_cookie=0,controller_id=0,max_len=65535))</text:p>
      <text:p text:style-name="Standard">recirc_id(0),in_port(2),eth(),eth_type(0x86dd),ipv6(frag=no), packets:6, bytes:496, used:4.901s, actions:userspace(pid=2955558291,controller(reason=7,dont_send=0,continuation=0,recirc_id=105,rule_cookie=0,controller_id=0,max_len=65535))</text:p>
      <text:p text:style-name="Standard">recirc_id(0),in_port(7),eth(),eth_type(0x86dd),ipv6(frag=no), packets:22, bytes:3070, used:4.893s, actions:userspace(pid=4185410289,controller(reason=7,dont_send=0,continuation=0,recirc_id=104,rule_cookie=0,controller_id=0,max_len=65535))</text:p>
      <text:p text:style-name="Standard">recirc_id(0),in_port(5),eth(),eth_type(0/0xffff), packets:0, bytes:0, used:never, actions:userspace(pid=2270135707,controller(reason=7,dont_send=0,continuation=0,recirc_id=106,rule_cookie=0,controller_id=0,max_len=65535))</text:p>
      <text:p text:style-name="Standard">recirc_id(0),in_port(3),eth(),eth_type(0x86dd),ipv6(frag=no), packets:23, bytes:3160, used:4.645s, actions:userspace(pid=3230807231,controller(reason=7,dont_send=0,continuation=0,recirc_id=103,rule_cookie=0,controller_id=0,max_len=65535))</text:p>
      <text:p text:style-name="Standard"><text:soft-page-break/>recirc_id(0),in_port(7),eth(),eth_type(0/0xffff), packets:0, bytes:0, used:never, actions:userspace(pid=4185410289,controller(reason=7,dont_send=0,continuation=0,recirc_id=104,rule_cookie=0,controller_id=0,max_len=65535))</text:p>
      <text:p text:style-name="Standard"/>
      <text:p text:style-name="Standard"/>
      <text:p text:style-name="Standard">mininet-wifi&gt; sh ovs-ofctl dump-flows ap1</text:p>
      <text:p text:style-name="Standard"/>
      <text:p text:style-name="Standard"/>
      <text:p text:style-name="Standard">mininet-wifi&gt; sh ovs-ofctl dump-flows ap2</text:p>
      <text:p text:style-name="Standard"/>
      <text:p text:style-name="Standard"/>
      <text:p text:style-name="Standard">mininet-wifi&gt; sh ovs-ofctl show ap1</text:p>
      <text:p text:style-name="Standard">OFPT_FEATURES_REPLY (xid=0x2): dpid:1000000000000001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1-wlan1): addr:02:00:00:00:02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1-wlan2): addr:02:00:00:00:03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1-mp2): addr:02:00:00:00:03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1): addr:7a:20:a9:fc:24:43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/>
      <text:p text:style-name="Standard"/>
      <text:p text:style-name="Standard">mininet-wifi&gt; sh ovs-ofctl show ap2</text:p>
      <text:p text:style-name="Standard">OFPT_FEATURES_REPLY (xid=0x2): dpid:1000000000000002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2-wlan1): addr:02:00:00:00:04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2-wlan2): addr:02:00:00:00:05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2-mp2): addr:02:00:00:00:05:00</text:p>
      <text:p text:style-name="Standard"><text:s text:c="5"/>config: <text:s text:c="4"/>0</text:p>
      <text:p text:style-name="Standard"><text:soft-page-break/><text:s text:c="5"/>state: <text:s text:c="5"/>0</text:p>
      <text:p text:style-name="Standard"><text:s text:c="5"/>speed: 0 Mbps now, 0 Mbps max</text:p>
      <text:p text:style-name="Standard"><text:s/>LOCAL(ap2): addr:f6:95:f1:7c:34:4a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/>
      <text:p text:style-name="Standard"/>
      <text:p text:style-name="Standard">mininet-wifi&gt; ifconfig ap1</text:p>
      <text:p text:style-name="Standard">*** Unknown command: ifconfig ap1</text:p>
      <text:p text:style-name="Standard"/>
      <text:p text:style-name="Standard"/>
      <text:p text:style-name="Standard">mininet-wifi&gt; sh ovs-dpctl dump-flows</text:p>
      <text:p text:style-name="Standard"/>
      <text:p text:style-name="Standard"/>
      <text:p text:style-name="Standard">mininet-wifi&gt; sh ovs-ofctl show ap1</text:p>
      <text:p text:style-name="Standard">OFPT_FEATURES_REPLY (xid=0x2): dpid:1000000000000001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1-wlan1): addr:02:00:00:00:02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1-wlan2): addr:02:00:00:00:03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1-mp2): addr:02:00:00:00:03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1): addr:7a:20:a9:fc:24:43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/>
      <text:p text:style-name="Standard"/>
      <text:p text:style-name="Standard">mininet-wifi&gt; sh ovs-ofctl show ap1</text:p>
      <text:p text:style-name="Standard">OFPT_FEATURES_REPLY (xid=0x2): dpid:1000000000000001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1-wlan1): addr:02:00:00:00:02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1-wlan2): addr:02:00:00:00:03:00</text:p>
      <text:p text:style-name="Standard"><text:soft-page-break/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1-mp2): addr:02:00:00:00:03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1): addr:7a:20:a9:fc:24:43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/>
      <text:p text:style-name="Standard"/>
      <text:p text:style-name="Standard">mininet-wifi&gt; sh ovs-ofctl dump-flows ap1</text:p>
      <text:p text:style-name="Standard"/>
      <text:p text:style-name="Standard"/>
      <text:p text:style-name="Standard">mininet-wifi&gt; sh ovs-dpctl dump-flows</text:p>
      <text:p text:style-name="Standard">recirc_id(0),in_port(5),eth(),eth_type(0x86dd),ipv6(frag=no), packets:0, bytes:0, used:never, actions:userspace(pid=2270135707,controller(reason=7,dont_send=0,continuation=0,recirc_id=114,rule_cookie=0,controller_id=0,max_len=65535))</text:p>
      <text:p text:style-name="Standard">recirc_id(0),in_port(7),eth(),eth_type(0x86dd),ipv6(frag=no), packets:2, bytes:273, used:5.204s, actions:userspace(pid=4185410289,controller(reason=7,dont_send=0,continuation=0,recirc_id=112,rule_cookie=0,controller_id=0,max_len=65535))</text:p>
      <text:p text:style-name="Standard">recirc_id(0),in_port(3),eth(),eth_type(0x86dd),ipv6(frag=no), packets:2, bytes:140, used:9.296s, actions:userspace(pid=3230807231,controller(reason=7,dont_send=0,continuation=0,recirc_id=113,rule_cookie=0,controller_id=0,max_len=65535))</text:p>
      <text:p text:style-name="Standard"/>
      <text:p text:style-name="Standard"/>
      <text:p text:style-name="Standard">mininet-wifi&gt; sh ovs-dpctl dump-flows</text:p>
      <text:p text:style-name="Standard">recirc_id(0),in_port(7),eth(),eth_type(0x86dd),ipv6(frag=no), packets:2, bytes:273, used:10.080s, actions:userspace(pid=4185410289,controller(reason=7,dont_send=0,continuation=0,recirc_id=112,rule_cookie=0,controller_id=0,max_len=65535))</text:p>
      <text:p text:style-name="Standard"/>
      <text:p text:style-name="Standard"/>
      <text:p text:style-name="Standard">mininet-wifi&gt; sh ovs-ofctl dump-flows ap2</text:p>
      <text:p text:style-name="Standard"/>
      <text:p text:style-name="Standard"/>
      <text:p text:style-name="Standard">mininet-wifi&gt; pingall</text:p>
      <text:p text:style-name="Standard">*** Ping: testing ping reachability</text:p>
      <text:p text:style-name="Standard">sta1 -&gt; *** sta1 : ('ping -c1 <text:s/>10.0.0.2',)</text:p>
      <text:p text:style-name="Standard">PING 10.0.0.2 (10.0.0.2) 56(84) bytes of data.</text:p>
      <text:p text:style-name="Standard">64 bytes from 10.0.0.2: icmp_seq=1 ttl=64 time=39.7 ms</text:p>
      <text:p text:style-name="Standard"/>
      <text:p text:style-name="Standard">--- 10.0.0.2 ping statistics ---</text:p>
      <text:p text:style-name="Standard">1 packets transmitted, 1 received, 0% packet loss, time 0ms</text:p>
      <text:p text:style-name="Standard">rtt min/avg/max/mdev = 39.700/39.700/39.700/0.000 ms</text:p>
      <text:p text:style-name="Standard">sta2 </text:p>
      <text:p text:style-name="Standard">sta2 -&gt; *** sta2 : ('ping -c1 <text:s/>10.0.0.1',)</text:p>
      <text:p text:style-name="Standard">PING 10.0.0.1 (10.0.0.1) 56(84) bytes of data.</text:p>
      <text:p text:style-name="Standard">64 bytes from 10.0.0.1: icmp_seq=1 ttl=64 time=16.2 ms</text:p>
      <text:p text:style-name="Standard"/>
      <text:p text:style-name="Standard"><text:soft-page-break/>--- 10.0.0.1 ping statistics ---</text:p>
      <text:p text:style-name="Standard">1 packets transmitted, 1 received, 0% packet loss, time 0ms</text:p>
      <text:p text:style-name="Standard">rtt min/avg/max/mdev = 16.270/16.270/16.270/0.000 ms</text:p>
      <text:p text:style-name="Standard">sta1 </text:p>
      <text:p text:style-name="Standard">*** Results: 0% dropped (2/2 received)</text:p>
      <text:p text:style-name="Standard"/>
      <text:p text:style-name="Standard"/>
      <text:p text:style-name="Standard">mininet-wifi&gt; sh ovs-dpctl dump-flows</text:p>
      <text:p text:style-name="Standard">recirc_id(0),in_port(5),eth(src=00:00:00:00:00:12,dst=00:00:00:00:00:11),eth_type(0x0806),arp(sip=10.0.0.2,tip=10.0.0.1,op=1/0xff), packets:0, bytes:0, used:never, actions:7</text:p>
      <text:p text:style-name="Standard">recirc_id(0),in_port(7),eth(src=00:00:00:00:00:11,dst=00:00:00:00:00:12),eth_type(0x0800),ipv4(src=10.0.0.1,dst=10.0.0.2,proto=1,tos=0/0xfc,frag=no),icmp(type=0,code=0), packets:0, bytes:0, used:never, actions:5</text:p>
      <text:p text:style-name="Standard">recirc_id(0),in_port(3),eth(src=00:00:00:00:00:12,dst=00:00:00:00:00:11),eth_type(0x0806),arp(sip=10.0.0.2,tip=10.0.0.1,op=1/0xff), packets:0, bytes:0, used:never, actions:2</text:p>
      <text:p text:style-name="Standard">recirc_id(0),in_port(5),eth(src=00:00:00:00:00:12,dst=00:00:00:00:00:11),eth_type(0x0800),ipv4(src=10.0.0.2,dst=10.0.0.1,proto=1,tos=0/0xfc,frag=no),icmp(type=8,code=0), packets:0, bytes:0, used:never, actions:7</text:p>
      <text:p text:style-name="Standard">recirc_id(0),in_port(2),eth(src=00:00:00:00:00:11,dst=00:00:00:00:00:12),eth_type(0x0800),ipv4(src=10.0.0.1,dst=10.0.0.2,proto=1,tos=0/0xfc,frag=no),icmp(type=0,code=0), packets:0, bytes:0, used:never, actions:3</text:p>
      <text:p text:style-name="Standard">recirc_id(0),in_port(3),eth(src=00:00:00:00:00:12,dst=00:00:00:00:00:11),eth_type(0x0800),ipv4(src=10.0.0.2,dst=10.0.0.1,proto=1,tos=0/0xfc,frag=no),icmp(type=8,code=0), packets:0, bytes:0, used:never, actions:2</text:p>
      <text:p text:style-name="Standard"/>
      <text:p text:style-name="Standard"/>
      <text:p text:style-name="Standard">mininet-wifi&gt; sh ovs-ofctl dump-flows ap1</text:p>
      <text:p text:style-name="Standard"><text:s/>cookie=0x0, duration=10.501s, table=0, n_packets=0, n_bytes=0, idle_timeout=60, priority=65535,arp,in_port="ap1-mp2",vlan_tci=0x0000,dl_src=00:00:00:00:00:12,dl_dst=00:00:00:00:00:11,arp_spa=10.0.0.2,arp_tpa=10.0.0.1,arp_op=2 actions=output:"ap1-wlan1"</text:p>
      <text:p text:style-name="Standard"><text:s/>cookie=0x0, duration=5.403s, table=0, n_packets=0, n_bytes=0, idle_timeout=60, priority=65535,arp,in_port="ap1-mp2",vlan_tci=0x0000,dl_src=00:00:00:00:00:12,dl_dst=00:00:00:00:00:11,arp_spa=10.0.0.2,arp_tpa=10.0.0.1,arp_op=1 actions=output:"ap1-wlan1"</text:p>
      <text:p text:style-name="Standard"><text:s/>cookie=0x0, duration=5.399s, table=0, n_packets=0, n_bytes=0, idle_timeout=60, priority=65535,arp,in_port="ap1-wlan1",vlan_tci=0x0000,dl_src=00:00:00:00:00:11,dl_dst=00:00:00:00:00:12,arp_spa=10.0.0.1,arp_tpa=10.0.0.2,arp_op=2 actions=output:"ap1-mp2"</text:p>
      <text:p text:style-name="Standard"><text:s/>cookie=0x0, duration=10.498s, table=0, n_packets=0, n_bytes=0, idle_timeout=60, priority=65535,icmp,in_port="ap1-wlan1",vlan_tci=0x0000,dl_src=00:00:00:00:00:11,dl_dst=00:00:00:00:00:12,nw_src=10.0.0.1,nw_dst=10.0.0.2,nw_tos=0,icmp_type=8,icmp_code=0 actions=output:"ap1-mp2"</text:p>
      <text:p text:style-name="Standard"><text:s/>cookie=0x0, duration=10.478s, table=0, n_packets=0, n_bytes=0, idle_timeout=60, priority=65535,icmp,in_port="ap1-mp2",vlan_tci=0x0000,dl_src=00:00:00:00:00:12,dl_dst=00:00:00:00:00:11,nw_src=10.0.0.2,nw_dst=10.0.0.1,nw_tos=0,icmp_type=0,icmp_code=0 actions=output:"ap1-wlan1"</text:p>
      <text:p text:style-name="Standard"><text:s/>cookie=0x0, duration=10.469s, table=0, n_packets=0, n_bytes=0, idle_timeout=60, priority=65535,icmp,in_port="ap1-mp2",vlan_tci=0x0000,dl_src=00:00:00:00:00:12,dl_dst=00:00:00:00:00:11,nw_src=10.0.0.2,nw_dst=10.0.0.1,nw_tos=0,icmp_type=8,icmp_code=0 actions=output:"ap1-wlan1"</text:p>
      <text:p text:style-name="Standard"><text:soft-page-break/><text:s/>cookie=0x0, duration=10.464s, table=0, n_packets=0, n_bytes=0, idle_timeout=60, priority=65535,icmp,in_port="ap1-wlan1",vlan_tci=0x0000,dl_src=00:00:00:00:00:11,dl_dst=00:00:00:00:00:12,nw_src=10.0.0.1,nw_dst=10.0.0.2,nw_tos=0,icmp_type=0,icmp_code=0 actions=output:"ap1-mp2"</text:p>
      <text:p text:style-name="Standard"/>
      <text:p text:style-name="Standard"/>
      <text:p text:style-name="Standard">mininet-wifi&gt; sh ovs-ofctl dump-flows ap2</text:p>
      <text:p text:style-name="Standard"><text:s/>cookie=0x0, duration=12.724s, table=0, n_packets=0, n_bytes=0, idle_timeout=60, priority=65535,arp,in_port="ap2-wlan1",vlan_tci=0x0000,dl_src=00:00:00:00:00:12,dl_dst=00:00:00:00:00:11,arp_spa=10.0.0.2,arp_tpa=10.0.0.1,arp_op=2 actions=output:"ap2-mp2"</text:p>
      <text:p text:style-name="Standard"><text:s/>cookie=0x0, duration=7.626s, table=0, n_packets=0, n_bytes=0, idle_timeout=60, priority=65535,arp,in_port="ap2-wlan1",vlan_tci=0x0000,dl_src=00:00:00:00:00:12,dl_dst=00:00:00:00:00:11,arp_spa=10.0.0.2,arp_tpa=10.0.0.1,arp_op=1 actions=output:"ap2-mp2"</text:p>
      <text:p text:style-name="Standard"><text:s/>cookie=0x0, duration=7.615s, table=0, n_packets=0, n_bytes=0, idle_timeout=60, priority=65535,arp,in_port="ap2-mp2",vlan_tci=0x0000,dl_src=00:00:00:00:00:11,dl_dst=00:00:00:00:00:12,arp_spa=10.0.0.1,arp_tpa=10.0.0.2,arp_op=2 actions=output:"ap2-wlan1"</text:p>
      <text:p text:style-name="Standard"><text:s/>cookie=0x0, duration=12.713s, table=0, n_packets=0, n_bytes=0, idle_timeout=60, priority=65535,icmp,in_port="ap2-mp2",vlan_tci=0x0000,dl_src=00:00:00:00:00:11,dl_dst=00:00:00:00:00:12,nw_src=10.0.0.1,nw_dst=10.0.0.2,nw_tos=0,icmp_type=8,icmp_code=0 actions=output:"ap2-wlan1"</text:p>
      <text:p text:style-name="Standard"><text:s/>cookie=0x0, duration=12.706s, table=0, n_packets=0, n_bytes=0, idle_timeout=60, priority=65535,icmp,in_port="ap2-wlan1",vlan_tci=0x0000,dl_src=00:00:00:00:00:12,dl_dst=00:00:00:00:00:11,nw_src=10.0.0.2,nw_dst=10.0.0.1,nw_tos=0,icmp_type=0,icmp_code=0 actions=output:"ap2-mp2"</text:p>
      <text:p text:style-name="Standard"><text:s/>cookie=0x0, duration=12.690s, table=0, n_packets=0, n_bytes=0, idle_timeout=60, priority=65535,icmp,in_port="ap2-wlan1",vlan_tci=0x0000,dl_src=00:00:00:00:00:12,dl_dst=00:00:00:00:00:11,nw_src=10.0.0.2,nw_dst=10.0.0.1,nw_tos=0,icmp_type=8,icmp_code=0 actions=output:"ap2-mp2"</text:p>
      <text:p text:style-name="Standard"><text:s/>cookie=0x0, duration=12.678s, table=0, n_packets=0, n_bytes=0, idle_timeout=60, priority=65535,icmp,in_port="ap2-mp2",vlan_tci=0x0000,dl_src=00:00:00:00:00:11,dl_dst=00:00:00:00:00:12,nw_src=10.0.0.1,nw_dst=10.0.0.2,nw_tos=0,icmp_type=0,icmp_code=0 actions=output:"ap2-wlan1"</text:p>
      <text:p text:style-name="Standard"/>
      <text:p text:style-name="Standard"/>
      <text:p text:style-name="Standard">mininet-wifi&gt; sh ovs-dpctl dump-flows</text:p>
      <text:p text:style-name="Standard"/>
      <text:p text:style-name="Standard"/>
      <text:p text:style-name="Standard">mininet-wifi&gt; sh ovs-ofctl dump-flows ap2</text:p>
      <text:p text:style-name="Standard"><text:s/>cookie=0x0, duration=29.622s, table=0, n_packets=0, n_bytes=0, idle_timeout=60, priority=65535,arp,in_port="ap2-wlan1",vlan_tci=0x0000,dl_src=00:00:00:00:00:12,dl_dst=00:00:00:00:00:11,arp_spa=10.0.0.2,arp_tpa=10.0.0.1,arp_op=2 actions=output:"ap2-mp2"</text:p>
      <text:p text:style-name="Standard"><text:s/>cookie=0x0, duration=24.524s, table=0, n_packets=0, n_bytes=0, idle_timeout=60, priority=65535,arp,in_port="ap2-wlan1",vlan_tci=0x0000,dl_src=00:00:00:00:00:12,dl_dst=00:00:00:00:00:11,arp_spa=10.0.0.2,arp_tpa=10.0.0.1,arp_op=1 actions=output:"ap2-mp2"</text:p>
      <text:p text:style-name="Standard"><text:s/>cookie=0x0, duration=24.513s, table=0, n_packets=0, n_bytes=0, idle_timeout=60, priority=65535,arp,in_port="ap2-<text:soft-page-break/>mp2",vlan_tci=0x0000,dl_src=00:00:00:00:00:11,dl_dst=00:00:00:00:00:12,arp_spa=10.0.0.1,arp_tpa=10.0.0.2,arp_op=2 actions=output:"ap2-wlan1"</text:p>
      <text:p text:style-name="Standard"><text:s/>cookie=0x0, duration=29.611s, table=0, n_packets=0, n_bytes=0, idle_timeout=60, priority=65535,icmp,in_port="ap2-mp2",vlan_tci=0x0000,dl_src=00:00:00:00:00:11,dl_dst=00:00:00:00:00:12,nw_src=10.0.0.1,nw_dst=10.0.0.2,nw_tos=0,icmp_type=8,icmp_code=0 actions=output:"ap2-wlan1"</text:p>
      <text:p text:style-name="Standard"><text:s/>cookie=0x0, duration=29.604s, table=0, n_packets=0, n_bytes=0, idle_timeout=60, priority=65535,icmp,in_port="ap2-wlan1",vlan_tci=0x0000,dl_src=00:00:00:00:00:12,dl_dst=00:00:00:00:00:11,nw_src=10.0.0.2,nw_dst=10.0.0.1,nw_tos=0,icmp_type=0,icmp_code=0 actions=output:"ap2-mp2"</text:p>
      <text:p text:style-name="Standard"><text:s/>cookie=0x0, duration=29.588s, table=0, n_packets=0, n_bytes=0, idle_timeout=60, priority=65535,icmp,in_port="ap2-wlan1",vlan_tci=0x0000,dl_src=00:00:00:00:00:12,dl_dst=00:00:00:00:00:11,nw_src=10.0.0.2,nw_dst=10.0.0.1,nw_tos=0,icmp_type=8,icmp_code=0 actions=output:"ap2-mp2"</text:p>
      <text:p text:style-name="Standard"><text:s/>cookie=0x0, duration=29.576s, table=0, n_packets=0, n_bytes=0, idle_timeout=60, priority=65535,icmp,in_port="ap2-mp2",vlan_tci=0x0000,dl_src=00:00:00:00:00:11,dl_dst=00:00:00:00:00:12,nw_src=10.0.0.1,nw_dst=10.0.0.2,nw_tos=0,icmp_type=0,icmp_code=0 actions=output:"ap2-wlan1"</text:p>
      <text:p text:style-name="Standard"/>
      <text:p text:style-name="Standard"/>
      <text:p text:style-name="Standard">mininet-wifi&gt; sh ovs-ofctl dump-flows ap2</text:p>
      <text:p text:style-name="Standard"/>
      <text:p text:style-name="Standard"/>
      <text:p text:style-name="Standard">mininet-wifi&gt; sh ovs-ofctl dump-flows ap1</text:p>
      <text:p text:style-name="Standard"/>
      <text:p text:style-name="Standard"/>
      <text:p text:style-name="Standard">mininet-wifi&gt; sh ovs-dpctl dump-flows</text:p>
      <text:p text:style-name="Standard"/>
      <text:p text:style-name="Standard"/>
      <text:p text:style-name="Standard">mininet-wifi&gt; pingall</text:p>
      <text:p text:style-name="Standard">*** Ping: testing ping reachability</text:p>
      <text:p text:style-name="Standard">sta1 -&gt; *** sta1 : ('ping -c1 <text:s/>10.0.0.2',)</text:p>
      <text:p text:style-name="Standard">PING 10.0.0.2 (10.0.0.2) 56(84) bytes of data.</text:p>
      <text:p text:style-name="Standard">64 bytes from 10.0.0.2: icmp_seq=1 ttl=64 time=17.1 ms</text:p>
      <text:p text:style-name="Standard"/>
      <text:p text:style-name="Standard">--- 10.0.0.2 ping statistics ---</text:p>
      <text:p text:style-name="Standard">1 packets transmitted, 1 received, 0% packet loss, time 0ms</text:p>
      <text:p text:style-name="Standard">rtt min/avg/max/mdev = 17.197/17.197/17.197/0.000 ms</text:p>
      <text:p text:style-name="Standard">sta2 </text:p>
      <text:p text:style-name="Standard">sta2 -&gt; *** sta2 : ('ping -c1 <text:s/>10.0.0.1',)</text:p>
      <text:p text:style-name="Standard">PING 10.0.0.1 (10.0.0.1) 56(84) bytes of data.</text:p>
      <text:p text:style-name="Standard">64 bytes from 10.0.0.1: icmp_seq=1 ttl=64 time=23.8 ms</text:p>
      <text:p text:style-name="Standard"/>
      <text:p text:style-name="Standard">--- 10.0.0.1 ping statistics ---</text:p>
      <text:p text:style-name="Standard">1 packets transmitted, 1 received, 0% packet loss, time 0ms</text:p>
      <text:p text:style-name="Standard">rtt min/avg/max/mdev = 23.870/23.870/23.870/0.000 ms</text:p>
      <text:p text:style-name="Standard">sta1 </text:p>
      <text:p text:style-name="Standard">*** Results: 0% dropped (2/2 received)</text:p>
      <text:p text:style-name="Standard"/>
      <text:p text:style-name="Standard"/>
      <text:p text:style-name="Standard"/>
      <text:p text:style-name="Standard"/>
      <text:p text:style-name="Standard"><text:soft-page-break/>mininet-wifi&gt; sh ovs-dpctl dump-flows</text:p>
      <text:p text:style-name="P1">recirc_id(0),in_port(3),eth(src=00:00:00:00:00:12,dst=00:00:00:00:00:11),eth_type(0x0806),arp(sip=10.0.0.2,tip=10.0.0.1,op=2/0xff), packets:0, bytes:0, used:never, actions:2</text:p>
      <text:p text:style-name="P1">recirc_id(0),in_port(7),eth(src=00:00:00:00:00:11,dst=00:00:00:00:00:12),eth_type(0x0806),arp(sip=10.0.0.1,tip=10.0.0.2,op=2/0xff), packets:0, bytes:0, used:never, actions:5</text:p>
      <text:p text:style-name="P3">recirc_id(0),in_port(7),eth(src=00:00:00:00:00:11,dst=00:00:00:00:00:12),eth_type(0x0800),ipv4(src=10.0.0.1,dst=10.0.0.2,proto=1,tos=0/0xfc,frag=no),icmp(type=0,code=0), packets:0, bytes:0, used:never, actions:5</text:p>
      <text:p text:style-name="P3">recirc_id(0),in_port(5),eth(src=00:00:00:00:00:12,dst=00:00:00:00:00:11),eth_type(0x0800),ipv4(src=10.0.0.2,dst=10.0.0.1,proto=1,tos=0/0xfc,frag=no),icmp(type=8,code=0), packets:0, bytes:0, used:never, actions:7</text:p>
      <text:p text:style-name="P1">recirc_id(0),in_port(5),eth(src=00:00:00:00:00:12,dst=00:00:00:00:00:11),eth_type(0x0806),arp(sip=10.0.0.2,tip=10.0.0.1,op=2/0xff), packets:0, bytes:0, used:never, actions:7</text:p>
      <text:p text:style-name="P1">recirc_id(0),in_port(2),eth(src=00:00:00:00:00:11,dst=00:00:00:00:00:12),eth_type(0x0806),arp(sip=10.0.0.1,tip=10.0.0.2,op=2/0xff), packets:0, bytes:0, used:never, actions:3</text:p>
      <text:p text:style-name="P3">recirc_id(0),in_port(2),eth(src=00:00:00:00:00:11,dst=00:00:00:00:00:12),eth_type(0x0800),ipv4(src=10.0.0.1,dst=10.0.0.2,proto=1,tos=0/0xfc,frag=no),icmp(type=0,code=0), packets:0, bytes:0, used:never, actions:3</text:p>
      <text:p text:style-name="P3">recirc_id(0),in_port(3),eth(src=00:00:00:00:00:12,dst=00:00:00:00:00:11),eth_type(0x0800),ipv4(src=10.0.0.2,dst=10.0.0.1,proto=1,tos=0/0xfc,frag=no),icmp(type=8,code=0), packets:0, bytes:0, used:never, actions:2</text:p>
      <text:p text:style-name="Standard"/>
      <text:p text:style-name="Standard"/>
      <text:p text:style-name="Standard">mininet-wifi&gt; sh ovs-ofctl dump-flows ap1</text:p>
      <text:p text:style-name="P5"><text:s/><text:span text:style-name="T2">cookie=0x0, duration=11.790s, table=0, n_packets=0, n_bytes=0, idle_timeout=60, priority=65535,icmp,in_port="ap1-wlan1",vlan_tci=0x0000,dl_src=00:00:00:00:00:11,dl_dst=00:00:00:00:00:12,nw_src=10.0.0.1,nw_dst=10.0.0.2,nw_tos=0,icmp_type=8,icmp_code=0 actions=output:"ap1-mp2"</text:span></text:p>
      <text:p text:style-name="P3"><text:s/>cookie=0x0, duration=11.776s, table=0, n_packets=0, n_bytes=0, idle_timeout=60, priority=65535,icmp,in_port="ap1-mp2",vlan_tci=0x0000,dl_src=00:00:00:00:00:12,dl_dst=00:00:00:00:00:11,nw_src=10.0.0.2,nw_dst=10.0.0.1,nw_tos=0,icmp_type=0,icmp_code=0 actions=output:"ap1-wlan1"</text:p>
      <text:p text:style-name="P3"><text:s/>cookie=0x0, duration=11.768s, table=0, n_packets=0, n_bytes=0, idle_timeout=60, priority=65535,icmp,in_port="ap1-mp2",vlan_tci=0x0000,dl_src=00:00:00:00:00:12,dl_dst=00:00:00:00:00:11,nw_src=10.0.0.2,nw_dst=10.0.0.1,nw_tos=0,icmp_type=8,icmp_code=0 actions=output:"ap1-wlan1"</text:p>
      <text:p text:style-name="P3"><text:s/>cookie=0x0, duration=11.763s, table=0, n_packets=0, n_bytes=0, idle_timeout=60, priority=65535,icmp,in_port="ap1-wlan1",vlan_tci=0x0000,dl_src=00:00:00:00:00:11,dl_dst=00:00:00:00:00:12,nw_src=10.0.0.1,nw_dst=10.0.0.2,nw_tos=0,icmp_type=0,icmp_code=0 actions=output:"ap1-mp2"</text:p>
      <text:p text:style-name="P2"><text:s/>cookie=0x0, duration=6.704s, table=0, n_packets=0, n_bytes=0, idle_timeout=60, priority=65535,arp,in_port="ap1-wlan1",vlan_tci=0x0000,dl_src=00:00:00:00:00:11,dl_dst=00:00:00:00:00:12,arp_spa=10.0.0.1,arp_tpa=10.0.0.2,arp_op=1 actions=output:"ap1-mp2"</text:p>
      <text:p text:style-name="P4"><text:s/>cookie=0x0, duration=6.696s, table=0, n_packets=0, n_bytes=0, idle_timeout=60, priority=65535,arp,in_port="ap1-mp2",vlan_tci=0x0000,dl_src=00:00:00:00:00:12,dl_dst=00:00:00:00:00:11,arp_spa=10.0.0.2,arp_tpa=10.0.0.1,arp_op=1 actions=output:"ap1-wlan1"</text:p>
      <text:p text:style-name="P3"><text:s/>cookie=0x0, duration=6.690s, table=0, n_packets=0, n_bytes=0, idle_timeout=60, priority=65535,arp,in_port="ap1-wlan1",vlan_tci=0x0000,dl_src=00:00:00:00:00:11,dl_dst=00:00:00:00:00:12,arp_spa=10.0.0.1,arp_tpa=10.0.0.2,arp_op=2 actions=output:"ap1-mp2"</text:p>
      <text:p text:style-name="P3"><text:soft-page-break/><text:s/>cookie=0x0, duration=6.688s, table=0, n_packets=0, n_bytes=0, idle_timeout=60, priority=65535,arp,in_port="ap1-mp2",vlan_tci=0x0000,dl_src=00:00:00:00:00:12,dl_dst=00:00:00:00:00:11,arp_spa=10.0.0.2,arp_tpa=10.0.0.1,arp_op=2 actions=output:"ap1-wlan1"</text:p>
      <text:p text:style-name="P3"/>
      <text:p text:style-name="Standard"/>
      <text:p text:style-name="Standard">mininet-wifi&gt; sh ovs-ofctl dump-flows ap2</text:p>
      <text:p text:style-name="P3"><text:s/>cookie=0x0, duration=13.560s, table=0, n_packets=0, n_bytes=0, idle_timeout=60, priority=65535,icmp,in_port="ap2-mp2",vlan_tci=0x0000,dl_src=00:00:00:00:00:11,dl_dst=00:00:00:00:00:12,nw_src=10.0.0.1,nw_dst=10.0.0.2,nw_tos=0,icmp_type=8,icmp_code=0 actions=output:"ap2-wlan1"</text:p>
      <text:p text:style-name="Standard"><text:s/><text:span text:style-name="T2">cookie=0x0, duration=13.555s, table=0, n_packets=0, n_bytes=0, idle_timeout=60, priority=65535,icmp,in_port="ap2-wlan1",vlan_tci=0x0000,dl_src=00:00:00:00:00:12,dl_dst=00:00:00:00:00:11,nw_src=10.0.0.2,nw_dst=10.0.0.1,nw_tos=0,icmp_type=0,icmp_code=0 actions=output:"ap2-mp2"</text:span></text:p>
      <text:p text:style-name="P3"><text:s/>cookie=0x0, duration=13.547s, table=0, n_packets=0, n_bytes=0, idle_timeout=60, priority=65535,icmp,in_port="ap2-wlan1",vlan_tci=0x0000,dl_src=00:00:00:00:00:12,dl_dst=00:00:00:00:00:11,nw_src=10.0.0.2,nw_dst=10.0.0.1,nw_tos=0,icmp_type=8,icmp_code=0 actions=output:"ap2-mp2"</text:p>
      <text:p text:style-name="P3"><text:s/>cookie=0x0, duration=13.532s, table=0, n_packets=0, n_bytes=0, idle_timeout=60, priority=65535,icmp,in_port="ap2-mp2",vlan_tci=0x0000,dl_src=00:00:00:00:00:11,dl_dst=00:00:00:00:00:12,nw_src=10.0.0.1,nw_dst=10.0.0.2,nw_tos=0,icmp_type=0,icmp_code=0 actions=output:"ap2-wlan1"</text:p>
      <text:p text:style-name="Standard"><text:s/><text:span text:style-name="T2">cookie=0x0, duration=8.477s, table=0, n_packets=0, n_bytes=0, idle_timeout=60, priority=65535,arp,in_port="ap2-wlan1",vlan_tci=0x0000,dl_src=00:00:00:00:00:12,dl_dst=00:00:00:00:00:11,arp_spa=10.0.0.2,arp_tpa=10.0.0.1,arp_op=1 actions=output:"ap2-mp2"</text:span></text:p>
      <text:p text:style-name="Standard"><text:s/><text:span text:style-name="T6">cookie=0x0, duration=8.475s, table=0, n_packets=0, n_bytes=0, idle_timeout=60, priority=65535,arp,in_port="ap2-mp2",vlan_tci=0x0000,dl_src=00:00:00:00:00:11,dl_dst=00:00:00:00:00:12,arp_spa=10.0.0.1,arp_tpa=10.0.0.2,arp_op=1 actions=output:"ap2-wlan1"</text:span></text:p>
      <text:p text:style-name="P3"><text:s/>cookie=0x0, duration=8.469s, table=0, n_packets=0, n_bytes=0, idle_timeout=60, priority=65535,arp,in_port="ap2-wlan1",vlan_tci=0x0000,dl_src=00:00:00:00:00:12,dl_dst=00:00:00:00:00:11,arp_spa=10.0.0.2,arp_tpa=10.0.0.1,arp_op=2 actions=output:"ap2-mp2"</text:p>
      <text:p text:style-name="P3"><text:s/>cookie=0x0, duration=8.461s, table=0, n_packets=0, n_bytes=0, idle_timeout=60, priority=65535,arp,in_port="ap2-mp2",vlan_tci=0x0000,dl_src=00:00:00:00:00:11,dl_dst=00:00:00:00:00:12,arp_spa=10.0.0.1,arp_tpa=10.0.0.2,arp_op=2 actions=output:"ap2-wlan1"</text:p>
      <text:p text:style-name="P3"/>
      <text:p text:style-name="Standard"/>
      <text:p text:style-name="Standard">mininet-wifi&gt; net</text:p>
      <text:p text:style-name="Standard">c0</text:p>
      <text:p text:style-name="Standard">sta1 sta1-wlan0:wifi</text:p>
      <text:p text:style-name="Standard">sta2 sta2-wlan0:wifi</text:p>
      <text:p text:style-name="Standard">ap1 lo: <text:s/>ap1-wlan1:wifi ap1-wlan2:wifi ap1-mp2:wifi</text:p>
      <text:p text:style-name="Standard">ap2 lo: <text:s/>ap2-wlan1:wifi ap2-wlan2:wifi ap2-mp2:wifi</text:p>
      <text:p text:style-name="Standard"/>
      <text:p text:style-name="Standard"/>
      <text:p text:style-name="Standard">mininet-wifi&gt; links</text:p>
      <text:p text:style-name="Standard">sta1-wlan0&lt;-&gt;wifi (OK wifi) </text:p>
      <text:p text:style-name="Standard">sta2-wlan0&lt;-&gt;wifi (OK wifi) </text:p>
      <text:p text:style-name="Standard"><text:soft-page-break/></text:p>
      <text:p text:style-name="Standard"/>
      <text:p text:style-name="Standard">mininet-wifi&gt; dump</text:p>
      <text:p text:style-name="Standard">&lt;Controller c0: 127.0.0.1:6653 pid=22151&gt; </text:p>
      <text:p text:style-name="Standard">&lt;Station sta1: sta1-wlan0:10.0.0.1 pid=22136&gt; </text:p>
      <text:p text:style-name="Standard">&lt;Station sta2: sta2-wlan0:10.0.0.2 pid=22138&gt; </text:p>
      <text:p text:style-name="Standard">&lt;OVSAP ap1: lo:127.0.0.1,ap1-wlan1:None,ap1-wlan2:None,ap1-mp2:None pid=22143&gt; </text:p>
      <text:p text:style-name="Standard">&lt;OVSAP ap2: lo:127.0.0.1,ap2-wlan1:None,ap2-wlan2:None,ap2-mp2:None pid=22146&gt; </text:p>
      <text:p text:style-name="Standard"/>
      <text:p text:style-name="Standard"/>
      <text:p text:style-name="Standard">mininet-wifi&gt; ports</text:p>
      <text:p text:style-name="Standard"/>
      <text:p text:style-name="Standard"/>
      <text:p text:style-name="Standard">mininet-wifi&gt; show ports</text:p>
      <text:p text:style-name="Standard">*** Unknown command: show ports</text:p>
      <text:p text:style-name="Standard"/>
      <text:p text:style-name="Standard"/>
      <text:p text:style-name="Standard">mininet-wifi&gt; nodes</text:p>
      <text:p text:style-name="Standard">available nodes are: </text:p>
      <text:p text:style-name="Standard">ap1 ap2 c0 sta1 sta2</text:p>
      <text:p text:style-name="Standard"/>
      <text:p text:style-name="Standard"/>
      <text:p text:style-name="Standard">mininet-wifi&gt; sta1 ifconfig</text:p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sta1-wlan0: flags=4163&lt;UP,BROADCAST,RUNNING,MULTICAST&gt; <text:s/>mtu 1500</text:p>
      <text:p text:style-name="Standard"><text:s text:c="8"/>inet 10.0.0.1 <text:s/>netmask 255.0.0.0 <text:s/>broadcast 0.0.0.0</text:p>
      <text:p text:style-name="Standard"><text:s text:c="8"/>inet6 fe80::200:ff:fe00:11 <text:s/>prefixlen 64 <text:s/>scopeid 0x20&lt;link&gt;</text:p>
      <text:p text:style-name="Standard"><text:s text:c="8"/>ether 00:00:00:00:00:11 <text:s/>txqueuelen 1000 <text:s/>(Ethernet)</text:p>
      <text:p text:style-name="Standard"><text:s text:c="8"/>RX packets 49 <text:s/>bytes 5781 (5.7 KB)</text:p>
      <text:p text:style-name="Standard"><text:s text:c="8"/>RX errors 0 <text:s/>dropped 0 <text:s/>overruns 0 <text:s/>frame 0</text:p>
      <text:p text:style-name="Standard"><text:s text:c="8"/>TX packets 20 <text:s/>bytes 1856 (1.8 K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ap1 ifconfig</text:p>
      <text:p text:style-name="Standard">ap1-mp2: flags=4163&lt;UP,BROADCAST,RUNNING,MULTICAST&gt; <text:s/>mtu 1500</text:p>
      <text:p text:style-name="Standard"><text:s text:c="8"/>inet6 fe80::ff:fe00:300 <text:s/>prefixlen 64 <text:s/>scopeid 0x20&lt;link&gt;</text:p>
      <text:p text:style-name="Standard"><text:s text:c="8"/>ether 02:00:00:00:03:00 <text:s/>txqueuelen 1000 <text:s/>(Ethernet)</text:p>
      <text:p text:style-name="Standard"><text:s text:c="8"/>RX packets 48 <text:s/>bytes 5545 (5.5 KB)</text:p>
      <text:p text:style-name="Standard"><text:s text:c="8"/>RX errors 0 <text:s/>dropped 0 <text:s/>overruns 0 <text:s/>frame 0</text:p>
      <text:p text:style-name="Standard"><text:s text:c="8"/>TX packets 50 <text:s/>bytes 7223 (7.2 KB)</text:p>
      <text:p text:style-name="Standard"><text:s text:c="8"/>TX errors 0 <text:s/>dropped 0 overruns 0 <text:s/>carrier 0 <text:s/>collisions 0</text:p>
      <text:p text:style-name="Standard"/>
      <text:p text:style-name="Standard">ap1-wlan1: flags=4163&lt;UP,BROADCAST,RUNNING,MULTICAST&gt; <text:s/>mtu 1500</text:p>
      <text:p text:style-name="Standard"><text:soft-page-break/><text:s text:c="8"/>inet6 fe80::ff:fe00:200 <text:s/>prefixlen 64 <text:s/>scopeid 0x20&lt;link&gt;</text:p>
      <text:p text:style-name="Standard"><text:s text:c="8"/>ether 02:00:00:00:02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90 <text:s/>bytes 12340 (12.3 KB)</text:p>
      <text:p text:style-name="Standard"><text:s text:c="8"/>TX errors 0 <text:s/>dropped 0 overruns 0 <text:s/>carrier 0 <text:s/>collisions 0</text:p>
      <text:p text:style-name="Standard"/>
      <text:p text:style-name="Standard">ap2-mp2: flags=4163&lt;UP,BROADCAST,RUNNING,MULTICAST&gt; <text:s/>mtu 1500</text:p>
      <text:p text:style-name="Standard"><text:s text:c="8"/>inet6 fe80::ff:fe00:500 <text:s/>prefixlen 64 <text:s/>scopeid 0x20&lt;link&gt;</text:p>
      <text:p text:style-name="Standard"><text:s text:c="8"/>ether 02:00:00:00:05:00 <text:s/>txqueuelen 1000 <text:s/>(Ethernet)</text:p>
      <text:p text:style-name="Standard"><text:s text:c="8"/>RX packets 47 <text:s/>bytes 5455 (5.4 KB)</text:p>
      <text:p text:style-name="Standard"><text:s text:c="8"/>RX errors 0 <text:s/>dropped 0 <text:s/>overruns 0 <text:s/>frame 0</text:p>
      <text:p text:style-name="Standard"><text:s text:c="8"/>TX packets 50 <text:s/>bytes 7235 (7.2 KB)</text:p>
      <text:p text:style-name="Standard"><text:s text:c="8"/>TX errors 0 <text:s/>dropped 0 overruns 0 <text:s/>carrier 0 <text:s/>collisions 0</text:p>
      <text:p text:style-name="Standard"/>
      <text:p text:style-name="Standard">ap2-wlan1: flags=4163&lt;UP,BROADCAST,RUNNING,MULTICAST&gt; <text:s/>mtu 1500</text:p>
      <text:p text:style-name="Standard"><text:s text:c="8"/>inet6 fe80::ff:fe00:400 <text:s/>prefixlen 64 <text:s/>scopeid 0x20&lt;link&gt;</text:p>
      <text:p text:style-name="Standard"><text:s text:c="8"/>ether 02:00:00:00:04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88 <text:s/>bytes 12172 (12.1 KB)</text:p>
      <text:p text:style-name="Standard"><text:s text:c="8"/>TX errors 0 <text:s/>dropped 0 overruns 0 <text:s/>carrier 0 <text:s/>collisions 0</text:p>
      <text:p text:style-name="Standard"/>
      <text:p text:style-name="Standard">enp2s0: flags=4099&lt;UP,BROADCAST,MULTICAST&gt; <text:s/>mtu 1500</text:p>
      <text:p text:style-name="Standard"><text:s text:c="8"/>ether 68:f7:28:ab:47:2a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14493 <text:s/>bytes 1599841 (1.5 MB)</text:p>
      <text:p text:style-name="Standard"><text:s text:c="8"/>RX errors 0 <text:s/>dropped 0 <text:s/>overruns 0 <text:s/>frame 0</text:p>
      <text:p text:style-name="Standard"><text:s text:c="8"/>TX packets 14493 <text:s/>bytes 1599841 (1.5 MB)</text:p>
      <text:p text:style-name="Standard"><text:s text:c="8"/>TX errors 0 <text:s/>dropped 0 overruns 0 <text:s/>carrier 0 <text:s/>collisions 0</text:p>
      <text:p text:style-name="Standard"/>
      <text:p text:style-name="Standard">wlp3s0: flags=4163&lt;UP,BROADCAST,RUNNING,MULTICAST&gt; <text:s/>mtu 1500</text:p>
      <text:p text:style-name="Standard"><text:s text:c="8"/>inet 192.168.0.3 <text:s/>netmask 255.255.255.0 <text:s/>broadcast 192.168.0.255</text:p>
      <text:p text:style-name="Standard"><text:s text:c="8"/>inet6 fe80::dbfd:6ea0:835a:197b <text:s/>prefixlen 64 <text:s/>scopeid 0x20&lt;link&gt;</text:p>
      <text:p text:style-name="Standard"><text:s text:c="8"/>ether f4:06:69:83:5d:d8 <text:s/>txqueuelen 1000 <text:s/>(Ethernet)</text:p>
      <text:p text:style-name="Standard"><text:s text:c="8"/>RX packets 306014 <text:s/>bytes 391809484 (391.8 MB)</text:p>
      <text:p text:style-name="Standard"><text:s text:c="8"/>RX errors 0 <text:s/>dropped 0 <text:s/>overruns 0 <text:s/>frame 0</text:p>
      <text:p text:style-name="Standard"><text:s text:c="8"/>TX packets 169753 <text:s/>bytes 25507072 (25.5 M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ap2 ifconfig</text:p>
      <text:p text:style-name="Standard">ap1-mp2: flags=4163&lt;UP,BROADCAST,RUNNING,MULTICAST&gt; <text:s/>mtu 1500</text:p>
      <text:p text:style-name="Standard"><text:s text:c="8"/>inet6 fe80::ff:fe00:300 <text:s/>prefixlen 64 <text:s/>scopeid 0x20&lt;link&gt;</text:p>
      <text:p text:style-name="Standard"><text:soft-page-break/><text:s text:c="8"/>ether 02:00:00:00:03:00 <text:s/>txqueuelen 1000 <text:s/>(Ethernet)</text:p>
      <text:p text:style-name="Standard"><text:s text:c="8"/>RX packets 48 <text:s/>bytes 5545 (5.5 KB)</text:p>
      <text:p text:style-name="Standard"><text:s text:c="8"/>RX errors 0 <text:s/>dropped 0 <text:s/>overruns 0 <text:s/>frame 0</text:p>
      <text:p text:style-name="Standard"><text:s text:c="8"/>TX packets 50 <text:s/>bytes 7223 (7.2 KB)</text:p>
      <text:p text:style-name="Standard"><text:s text:c="8"/>TX errors 0 <text:s/>dropped 0 overruns 0 <text:s/>carrier 0 <text:s/>collisions 0</text:p>
      <text:p text:style-name="Standard"/>
      <text:p text:style-name="Standard">ap1-wlan1: flags=4163&lt;UP,BROADCAST,RUNNING,MULTICAST&gt; <text:s/>mtu 1500</text:p>
      <text:p text:style-name="Standard"><text:s text:c="8"/>inet6 fe80::ff:fe00:200 <text:s/>prefixlen 64 <text:s/>scopeid 0x20&lt;link&gt;</text:p>
      <text:p text:style-name="Standard"><text:s text:c="8"/>ether 02:00:00:00:02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90 <text:s/>bytes 12340 (12.3 KB)</text:p>
      <text:p text:style-name="Standard"><text:s text:c="8"/>TX errors 0 <text:s/>dropped 0 overruns 0 <text:s/>carrier 0 <text:s/>collisions 0</text:p>
      <text:p text:style-name="Standard"/>
      <text:p text:style-name="Standard">ap2-mp2: flags=4163&lt;UP,BROADCAST,RUNNING,MULTICAST&gt; <text:s/>mtu 1500</text:p>
      <text:p text:style-name="Standard"><text:s text:c="8"/>inet6 fe80::ff:fe00:500 <text:s/>prefixlen 64 <text:s/>scopeid 0x20&lt;link&gt;</text:p>
      <text:p text:style-name="Standard"><text:s text:c="8"/>ether 02:00:00:00:05:00 <text:s/>txqueuelen 1000 <text:s/>(Ethernet)</text:p>
      <text:p text:style-name="Standard"><text:s text:c="8"/>RX packets 47 <text:s/>bytes 5455 (5.4 KB)</text:p>
      <text:p text:style-name="Standard"><text:s text:c="8"/>RX errors 0 <text:s/>dropped 0 <text:s/>overruns 0 <text:s/>frame 0</text:p>
      <text:p text:style-name="Standard"><text:s text:c="8"/>TX packets 50 <text:s/>bytes 7235 (7.2 KB)</text:p>
      <text:p text:style-name="Standard"><text:s text:c="8"/>TX errors 0 <text:s/>dropped 0 overruns 0 <text:s/>carrier 0 <text:s/>collisions 0</text:p>
      <text:p text:style-name="Standard"/>
      <text:p text:style-name="Standard">ap2-wlan1: flags=4163&lt;UP,BROADCAST,RUNNING,MULTICAST&gt; <text:s/>mtu 1500</text:p>
      <text:p text:style-name="Standard"><text:s text:c="8"/>inet6 fe80::ff:fe00:400 <text:s/>prefixlen 64 <text:s/>scopeid 0x20&lt;link&gt;</text:p>
      <text:p text:style-name="Standard"><text:s text:c="8"/>ether 02:00:00:00:04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88 <text:s/>bytes 12172 (12.1 KB)</text:p>
      <text:p text:style-name="Standard"><text:s text:c="8"/>TX errors 0 <text:s/>dropped 0 overruns 0 <text:s/>carrier 0 <text:s/>collisions 0</text:p>
      <text:p text:style-name="Standard"/>
      <text:p text:style-name="Standard">enp2s0: flags=4099&lt;UP,BROADCAST,MULTICAST&gt; <text:s/>mtu 1500</text:p>
      <text:p text:style-name="Standard"><text:s text:c="8"/>ether 68:f7:28:ab:47:2a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14505 <text:s/>bytes 1600529 (1.6 MB)</text:p>
      <text:p text:style-name="Standard"><text:s text:c="8"/>RX errors 0 <text:s/>dropped 0 <text:s/>overruns 0 <text:s/>frame 0</text:p>
      <text:p text:style-name="Standard"><text:s text:c="8"/>TX packets 14505 <text:s/>bytes 1600529 (1.6 MB)</text:p>
      <text:p text:style-name="Standard"><text:s text:c="8"/>TX errors 0 <text:s/>dropped 0 overruns 0 <text:s/>carrier 0 <text:s/>collisions 0</text:p>
      <text:p text:style-name="Standard"/>
      <text:p text:style-name="Standard">wlp3s0: flags=4163&lt;UP,BROADCAST,RUNNING,MULTICAST&gt; <text:s/>mtu 1500</text:p>
      <text:p text:style-name="Standard"><text:s text:c="8"/>inet 192.168.0.3 <text:s/>netmask 255.255.255.0 <text:s/>broadcast 192.168.0.255</text:p>
      <text:p text:style-name="Standard"><text:s text:c="8"/>inet6 fe80::dbfd:6ea0:835a:197b <text:s/>prefixlen 64 <text:s/>scopeid 0x20&lt;link&gt;</text:p>
      <text:p text:style-name="Standard"><text:s text:c="8"/>ether f4:06:69:83:5d:d8 <text:s/>txqueuelen 1000 <text:s/>(Ethernet)</text:p>
      <text:p text:style-name="Standard"><text:s text:c="8"/>RX packets 306028 <text:s/>bytes 391810832 (391.8 MB)</text:p>
      <text:p text:style-name="Standard"><text:s text:c="8"/>RX errors 0 <text:s/>dropped 0 <text:s/>overruns 0 <text:s/>frame 0</text:p>
      <text:p text:style-name="Standard"><text:soft-page-break/><text:s text:c="8"/>TX packets 169770 <text:s/>bytes 25509005 (25.5 M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sta2 ifconfig</text:p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sta2-wlan0: flags=4163&lt;UP,BROADCAST,RUNNING,MULTICAST&gt; <text:s/>mtu 1500</text:p>
      <text:p text:style-name="Standard"><text:s text:c="8"/>inet 10.0.0.2 <text:s/>netmask 255.0.0.0 <text:s/>broadcast 0.0.0.0</text:p>
      <text:p text:style-name="Standard"><text:s text:c="8"/>inet6 fe80::200:ff:fe00:12 <text:s/>prefixlen 64 <text:s/>scopeid 0x20&lt;link&gt;</text:p>
      <text:p text:style-name="Standard"><text:s text:c="8"/>ether 00:00:00:00:00:12 <text:s/>txqueuelen 1000 <text:s/>(Ethernet)</text:p>
      <text:p text:style-name="Standard"><text:s text:c="8"/>RX packets 48 <text:s/>bytes 5580 (5.5 KB)</text:p>
      <text:p text:style-name="Standard"><text:s text:c="8"/>RX errors 0 <text:s/>dropped 0 <text:s/>overruns 0 <text:s/>frame 0</text:p>
      <text:p text:style-name="Standard"><text:s text:c="8"/>TX packets 20 <text:s/>bytes 1856 (1.8 K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c0 ifconfig</text:p>
      <text:p text:style-name="Standard">ap1-mp2: flags=4163&lt;UP,BROADCAST,RUNNING,MULTICAST&gt; <text:s/>mtu 1500</text:p>
      <text:p text:style-name="Standard"><text:s text:c="8"/>inet6 fe80::ff:fe00:300 <text:s/>prefixlen 64 <text:s/>scopeid 0x20&lt;link&gt;</text:p>
      <text:p text:style-name="Standard"><text:s text:c="8"/>ether 02:00:00:00:03:00 <text:s/>txqueuelen 1000 <text:s/>(Ethernet)</text:p>
      <text:p text:style-name="Standard"><text:s text:c="8"/>RX packets 48 <text:s/>bytes 5545 (5.5 KB)</text:p>
      <text:p text:style-name="Standard"><text:s text:c="8"/>RX errors 0 <text:s/>dropped 0 <text:s/>overruns 0 <text:s/>frame 0</text:p>
      <text:p text:style-name="Standard"><text:s text:c="8"/>TX packets 50 <text:s/>bytes 7223 (7.2 KB)</text:p>
      <text:p text:style-name="Standard"><text:s text:c="8"/>TX errors 0 <text:s/>dropped 0 overruns 0 <text:s/>carrier 0 <text:s/>collisions 0</text:p>
      <text:p text:style-name="Standard"/>
      <text:p text:style-name="Standard">ap1-wlan1: flags=4163&lt;UP,BROADCAST,RUNNING,MULTICAST&gt; <text:s/>mtu 1500</text:p>
      <text:p text:style-name="Standard"><text:s text:c="8"/>inet6 fe80::ff:fe00:200 <text:s/>prefixlen 64 <text:s/>scopeid 0x20&lt;link&gt;</text:p>
      <text:p text:style-name="Standard"><text:s text:c="8"/>ether 02:00:00:00:02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90 <text:s/>bytes 12340 (12.3 KB)</text:p>
      <text:p text:style-name="Standard"><text:s text:c="8"/>TX errors 0 <text:s/>dropped 0 overruns 0 <text:s/>carrier 0 <text:s/>collisions 0</text:p>
      <text:p text:style-name="Standard"/>
      <text:p text:style-name="Standard">ap2-mp2: flags=4163&lt;UP,BROADCAST,RUNNING,MULTICAST&gt; <text:s/>mtu 1500</text:p>
      <text:p text:style-name="Standard"><text:s text:c="8"/>inet6 fe80::ff:fe00:500 <text:s/>prefixlen 64 <text:s/>scopeid 0x20&lt;link&gt;</text:p>
      <text:p text:style-name="Standard"><text:s text:c="8"/>ether 02:00:00:00:05:00 <text:s/>txqueuelen 1000 <text:s/>(Ethernet)</text:p>
      <text:p text:style-name="Standard"><text:s text:c="8"/>RX packets 47 <text:s/>bytes 5455 (5.4 KB)</text:p>
      <text:p text:style-name="Standard"><text:s text:c="8"/>RX errors 0 <text:s/>dropped 0 <text:s/>overruns 0 <text:s/>frame 0</text:p>
      <text:p text:style-name="Standard"><text:s text:c="8"/>TX packets 50 <text:s/>bytes 7235 (7.2 KB)</text:p>
      <text:p text:style-name="Standard"><text:s text:c="8"/>TX errors 0 <text:s/>dropped 0 overruns 0 <text:s/>carrier 0 <text:s/>collisions 0</text:p>
      <text:p text:style-name="Standard"/>
      <text:p text:style-name="Standard">ap2-wlan1: flags=4163&lt;UP,BROADCAST,RUNNING,MULTICAST&gt; <text:s/>mtu 1500</text:p>
      <text:p text:style-name="Standard"><text:s text:c="8"/>inet6 fe80::ff:fe00:400 <text:s/>prefixlen 64 <text:s/>scopeid 0x20&lt;link&gt;</text:p>
      <text:p text:style-name="Standard"><text:s text:c="8"/>ether 02:00:00:00:04:00 <text:s/>txqueuelen 1000 <text:s/>(Ethernet)</text:p>
      <text:p text:style-name="Standard"><text:soft-page-break/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88 <text:s/>bytes 12172 (12.1 KB)</text:p>
      <text:p text:style-name="Standard"><text:s text:c="8"/>TX errors 0 <text:s/>dropped 0 overruns 0 <text:s/>carrier 0 <text:s/>collisions 0</text:p>
      <text:p text:style-name="Standard"/>
      <text:p text:style-name="Standard">enp2s0: flags=4099&lt;UP,BROADCAST,MULTICAST&gt; <text:s/>mtu 1500</text:p>
      <text:p text:style-name="Standard"><text:s text:c="8"/>ether 68:f7:28:ab:47:2a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14523 <text:s/>bytes 1601561 (1.6 MB)</text:p>
      <text:p text:style-name="Standard"><text:s text:c="8"/>RX errors 0 <text:s/>dropped 0 <text:s/>overruns 0 <text:s/>frame 0</text:p>
      <text:p text:style-name="Standard"><text:s text:c="8"/>TX packets 14523 <text:s/>bytes 1601561 (1.6 MB)</text:p>
      <text:p text:style-name="Standard"><text:s text:c="8"/>TX errors 0 <text:s/>dropped 0 overruns 0 <text:s/>carrier 0 <text:s/>collisions 0</text:p>
      <text:p text:style-name="Standard"/>
      <text:p text:style-name="Standard">wlp3s0: flags=4163&lt;UP,BROADCAST,RUNNING,MULTICAST&gt; <text:s/>mtu 1500</text:p>
      <text:p text:style-name="Standard"><text:s text:c="8"/>inet 192.168.0.3 <text:s/>netmask 255.255.255.0 <text:s/>broadcast 192.168.0.255</text:p>
      <text:p text:style-name="Standard"><text:s text:c="8"/>inet6 fe80::dbfd:6ea0:835a:197b <text:s/>prefixlen 64 <text:s/>scopeid 0x20&lt;link&gt;</text:p>
      <text:p text:style-name="Standard"><text:s text:c="8"/>ether f4:06:69:83:5d:d8 <text:s/>txqueuelen 1000 <text:s/>(Ethernet)</text:p>
      <text:p text:style-name="Standard"><text:s text:c="8"/>RX packets 306036 <text:s/>bytes 391811810 (391.8 MB)</text:p>
      <text:p text:style-name="Standard"><text:s text:c="8"/>RX errors 0 <text:s/>dropped 0 <text:s/>overruns 0 <text:s/>frame 0</text:p>
      <text:p text:style-name="Standard"><text:s text:c="8"/>TX packets 169775 <text:s/>bytes 25512117 (25.5 M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exit</text:p>
      <text:p text:style-name="Standard">*** Stopping network</text:p>
      <text:p text:style-name="Standard">*** Stopping 1 controllers</text:p>
      <text:p text:style-name="Standard">c0 </text:p>
      <text:p text:style-name="Standard">*** Stopping 2 links</text:p>
      <text:p text:style-name="Standard">..</text:p>
      <text:p text:style-name="Standard">*** Stopping switches/access points</text:p>
      <text:p text:style-name="Standard">ap1 ap2 </text:p>
      <text:p text:style-name="Standard">*** Stopping nodes</text:p>
      <text:p text:style-name="Standard">sta1 sta2 </text:p>
      <text:p text:style-name="Standard">*** Killing hostapd</text:p>
      <text:p text:style-name="Standard">*** Killing mac80211_hwsim</text:p>
      <text:p text:style-name="Standard"/>
      <text:p text:style-name="Standard">*** Killing wmediumd</text:p>
      <text:p text:style-name="Standard">***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39:49.974507453</meta:creation-date>
    <dc:date>2020-04-29T13:15:04.536102945</dc:date>
    <meta:editing-duration>PT2H5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4" meta:paragraph-count="453" meta:word-count="2524" meta:character-count="32377" meta:non-whitespace-character-count="28245"/>
  </office:meta>
</office:document-meta>
</file>